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983a" officeooo:paragraph-rsid="000a983a"/>
    </style:style>
    <style:style style:name="P2" style:family="paragraph" style:parent-style-name="Text_20_body" style:list-style-name="L1">
      <style:text-properties officeooo:rsid="000a983a" officeooo:paragraph-rsid="000a983a"/>
    </style:style>
    <style:style style:name="P3" style:family="paragraph" style:parent-style-name="Text_20_body" style:list-style-name="L1">
      <style:text-properties officeooo:paragraph-rsid="000a983a"/>
    </style:style>
    <style:style style:name="P4" style:family="paragraph" style:parent-style-name="Text_20_body" style:list-style-name="L3">
      <style:text-properties officeooo:rsid="000cfa29" officeooo:paragraph-rsid="000cfa29"/>
    </style:style>
    <style:style style:name="P5" style:family="paragraph" style:parent-style-name="Text_20_body" style:list-style-name="L3">
      <style:text-properties officeooo:rsid="000d94d3" officeooo:paragraph-rsid="000d94d3"/>
    </style:style>
    <style:style style:name="P6" style:family="paragraph" style:parent-style-name="Text_20_body" style:list-style-name="L1">
      <style:text-properties officeooo:rsid="000da69f" officeooo:paragraph-rsid="000da69f"/>
    </style:style>
    <style:style style:name="P7" style:family="paragraph" style:parent-style-name="Text_20_body" style:list-style-name="L4">
      <style:text-properties officeooo:rsid="000da69f" officeooo:paragraph-rsid="000f7f85"/>
    </style:style>
    <style:style style:name="P8" style:family="paragraph" style:parent-style-name="Text_20_body" style:list-style-name="L4">
      <style:text-properties officeooo:rsid="000da69f" officeooo:paragraph-rsid="0011e82f"/>
    </style:style>
    <style:style style:name="P9" style:family="paragraph" style:parent-style-name="Text_20_body" style:list-style-name="L1">
      <style:text-properties officeooo:rsid="000e0c7b" officeooo:paragraph-rsid="000e0c7b"/>
    </style:style>
    <style:style style:name="P10" style:family="paragraph" style:parent-style-name="Text_20_body" style:list-style-name="L4">
      <style:text-properties officeooo:rsid="000f7f85" officeooo:paragraph-rsid="000f7f85"/>
    </style:style>
    <style:style style:name="P11" style:family="paragraph" style:parent-style-name="Text_20_body" style:list-style-name="L3">
      <style:text-properties officeooo:rsid="0011e82f" officeooo:paragraph-rsid="0011e82f"/>
    </style:style>
    <style:style style:name="P12" style:family="paragraph" style:parent-style-name="Text_20_body" style:list-style-name="L4">
      <style:text-properties officeooo:rsid="0011e82f" officeooo:paragraph-rsid="0011e82f"/>
    </style:style>
    <style:style style:name="P13" style:family="paragraph" style:parent-style-name="Heading_20_1">
      <style:text-properties officeooo:rsid="000a983a" officeooo:paragraph-rsid="000a983a"/>
    </style:style>
    <style:style style:name="T1" style:family="text">
      <style:text-properties officeooo:rsid="000a983a"/>
    </style:style>
    <style:style style:name="T2" style:family="text">
      <style:text-properties officeooo:rsid="000b4ca9"/>
    </style:style>
    <style:style style:name="T3" style:family="text">
      <style:text-properties officeooo:rsid="000cfa29"/>
    </style:style>
    <style:style style:name="T4" style:family="text">
      <style:text-properties officeooo:rsid="000e0c7b"/>
    </style:style>
    <style:style style:name="T5" style:family="text">
      <style:text-properties officeooo:rsid="000f7f85"/>
    </style:style>
    <style:style style:name="T6" style:family="text">
      <style:text-properties officeooo:rsid="001152d0"/>
    </style:style>
    <style:style style:name="T7" style:family="text">
      <style:text-properties officeooo:rsid="0011e82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Version 1.0 last change</text:span> 2020-11-13</text:p>
      <text:h text:style-name="P13" text:outline-level="1"><text:span text:style-name="T3">Sequence</text:span></text:h>
      <text:list xml:id="list2648758054" text:style-name="L1">
        <text:list-item>
          <text:p text:style-name="P3"><text:span text:style-name="T1">capture motion from webcam (Raspberry Pi 3) </text:span></text:p>
        </text:list-item>
        <text:list-item>
          <text:p text:style-name="P2">save video sequences to Firebase (Cloud Firestore)</text:p>
        </text:list-item>
        <text:list-item>
          <text:p text:style-name="P3"><text:span text:style-name="T1">frontend to administrate, search and view motion </text:span></text:p>
        </text:list-item>
      </text:list>
      <text:h text:style-name="Heading_20_1" text:outline-level="1"><text:span text:style-name="T3">Class MotionBuffer</text:span> </text:h>
      <text:list xml:id="list230707220436908" text:continue-numbering="true" text:style-name="L1">
        <text:list-item>
          <text:p text:style-name="P2">store incoming video continuously to ringbuffer<text:span text:style-name="T3"> (deque)</text:span></text:p>
        </text:list-item>
        <text:list-item>
          <text:p text:style-name="P2"><text:span text:style-name="T3">allows 3 different threads to access functions</text:span></text:p>
        </text:list-item>
      </text:list>
      <text:h text:style-name="Heading_20_3" text:outline-level="3">Functions</text:h>
      <text:list xml:id="list230705891329579" text:continue-numbering="true" text:style-name="L1">
        <text:list-item>
          <text:p text:style-name="P6">writeBuffer(cv::Mat frame)</text:p>
        </text:list-item>
        <text:list-item>
          <text:p text:style-name="P6">cv::Mat getFrame<text:span text:style-name="T4">ForDetection()</text:span></text:p>
        </text:list-item>
        <text:list-item>
          <text:p text:style-name="P9">cv::Mat getMotionFrame()</text:p>
        </text:list-item>
      </text:list>
      <text:h text:style-name="Heading_20_3" text:outline-level="3">Signals</text:h>
      <text:list xml:id="list755644206" text:style-name="L4">
        <text:list-item>
          <text:p text:style-name="P7"><text:span text:style-name="T5">OUT</text:span></text:p>
          <text:list>
            <text:list-item>
              <text:p text:style-name="P8">isFrame<text:span text:style-name="T7">ForDetection</text:span>Ready<text:span text:style-name="T5"> (condition variable)</text:span></text:p>
            </text:list-item>
            <text:list-item>
              <text:p text:style-name="P12">isSaveToDiskReady</text:p>
            </text:list-item>
          </text:list>
        </text:list-item>
        <text:list-item>
          <text:p text:style-name="P10">IN</text:p>
          <text:list>
            <text:list-item>
              <text:p text:style-name="P10">isMotionDetected (condition variable)</text:p>
            </text:list-item>
          </text:list>
        </text:list-item>
      </text:list>
      <text:h text:style-name="Heading_20_1" text:outline-level="1">Class MotionDetection</text:h>
      <text:h text:style-name="Heading_20_1" text:outline-level="1">Threads</text:h>
      <text:list xml:id="list1975908703" text:style-name="L3">
        <text:list-item>
          <text:p text:style-name="P4">thread_video_capture</text:p>
          <text:list>
            <text:list-item>
              <text:p text:style-name="P4">read frames from webcam</text:p>
            </text:list-item>
            <text:list-item>
              <text:p text:style-name="P4">provide motion frame (parametrizible, every n-th cam frame)</text:p>
            </text:list-item>
            <text:list-item>
              <text:p text:style-name="P4">signal "frameForDetectionReady" to thread_motion_detection</text:p>
            </text:list-item>
            <text:list-item>
              <text:p text:style-name="P4">push frame to ringbuffer (push_front)</text:p>
            </text:list-item>
            <text:list-item>
              <text:p text:style-name="P4"><text:s/>to </text:p>
            </text:list-item>
          </text:list>
        </text:list-item>
        <text:list-item>
          <text:p text:style-name="P4">thread_motion_detection</text:p>
          <text:list>
            <text:list-item>
              <text:p text:style-name="P4"><text:soft-page-break/>wait for signal "frameForDetectionReady"</text:p>
            </text:list-item>
            <text:list-item>
              <text:p text:style-name="P4">read motion_frame (when</text:p>
            </text:list-item>
          </text:list>
        </text:list-item>
        <text:list-item>
          <text:p text:style-name="P5">thread_save_video</text:p>
          <text:list>
            <text:list-item>
              <text:p text:style-name="P11">if buffer.size &gt; preBuffer -&gt; write frames as fast as possibl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lger Grzonka</meta:initial-creator>
    <meta:creation-date>2020-11-13T14:55:57.888022789</meta:creation-date>
    <meta:generator>LibreOffice/6.0.7.3$Linux_X86_64 LibreOffice_project/00m0$Build-3</meta:generator>
    <dc:date>2020-11-13T23:07:05.590943557</dc:date>
    <dc:creator>Holger Grzonka</dc:creator>
    <meta:editing-duration>PT4H11M6S</meta:editing-duration>
    <meta:editing-cycles>5</meta:editing-cycles>
    <meta:document-statistic meta:table-count="0" meta:image-count="0" meta:object-count="0" meta:page-count="2" meta:paragraph-count="31" meta:word-count="130" meta:character-count="923" meta:non-whitespace-character-count="843"/>
  </office:meta>
</office:document-meta>
</file>